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97cm" fo:min-width="2.62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97cm" fo:min-width="2.62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6.666cm" fo:min-width="2.627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6.677cm" fo:min-width="2.504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="Triangle_20_unfilled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/>
      <style:text-properties fo:font-size="14pt" fo:font-weight="bold" style:font-weight-asian="bold" style:font-weight-complex="bold"/>
    </style:style>
    <style:style style:name="P3" style:family="paragraph">
      <style:paragraph-properties fo:text-align="center"/>
      <style:text-properties fo:font-size="14pt"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416cm" svg:height="2.516cm" svg:x="6.949cm" svg:y="7.16cm">
          <text:p text:style-name="P1"><text:span text:style-name="T1">Software</text:span></text:p>
          <text:p text:style-name="P1"><text:span text:style-name="T1">Modu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416cm" svg:height="2.516cm" svg:x="6.949cm" svg:y="12.073cm">
          <text:p text:style-name="P1"><text:span text:style-name="T1">Software</text:span></text:p>
          <text:p text:style-name="P1"><text:span text:style-name="T1">Demodu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3.417cm" svg:height="2.516cm" svg:x="18.009cm" svg:y="7.115cm">
          <text:p text:style-name="P1"><text:span text:style-name="T1">DAC 14b</text:span></text:p>
          <text:p text:style-name="P1"><text:span text:style-name="T1">Parall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3.417cm" svg:height="2.516cm" svg:x="18.009cm" svg:y="12.209cm">
          <text:p text:style-name="P1"><text:span text:style-name="T1">ADC 16b</text:span></text:p>
          <text:p text:style-name="P1"><text:span text:style-name="T1">Parall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3.417cm" svg:height="2.516cm" svg:x="23.47cm" svg:y="7.115cm">
          <text:p text:style-name="P1"><text:span text:style-name="T1">PHY</text:span></text:p>
          <text:p text:style-name="P1"><text:span text:style-name="T1">Transmi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3.417cm" svg:height="2.516cm" svg:x="23.47cm" svg:y="12.209cm">
          <text:p text:style-name="P1"><text:span text:style-name="T1">PHY</text:span></text:p>
          <text:p text:style-name="P1"><text:span text:style-name="T1">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3.521cm" svg:height="7.31cm" svg:x="12.695cm" svg:y="7.219cm">
          <draw:glue-point draw:id="4" svg:x="-4.998cm" svg:y="3.361cm"/>
          <draw:glue-point draw:id="5" svg:x="-4.998cm" svg:y="-3.359cm"/>
          <draw:glue-point draw:id="6" svg:x="5.001cm" svg:y="-3.43cm"/>
          <draw:glue-point draw:id="7" svg:x="5.001cm" svg:y="3.518cm"/>
          <text:p text:style-name="P3">TI MCU</text:p>
          <text:p text:style-name="P3">TMSF2877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3.386cm" svg:height="7.309cm" svg:x="1.17cm" svg:y="7.194cm">
          <draw:glue-point draw:id="4" svg:x="5cm" svg:y="-3.324cm"/>
          <draw:glue-point draw:id="5" svg:x="5cm" svg:y="3.38cm"/>
          <text:p text:style-name="P3">TUN Driver</text:p>
          <text:p text:style-name="P3">Usersp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4.556cm" svg:y1="8.419cm" svg:x2="6.949cm" svg:y2="8.418cm" draw:start-shape="id1" draw:start-glue-point="4" draw:end-shape="id2" draw:end-glue-point="3" svg:d="M4556 8419l2393-1" svg:viewBox="0 0 2394 2">
          <text:p text:style-name="P4"><text:span text:style-name="T2">So</text:span><text:span text:style-name="T2">ftw</text:span><text:span text:style-name="T2">are</text:span></text:p>
          <text:p text:style-name="P4"><text:span text:style-name="T2">Int</text:span><text:span text:style-name="T2">erc</text:span><text:span text:style-name="T2">on</text:span><text:span text:style-name="T2">ne</text:span><text:span text:style-name="T2">ct</text:span></text:p>
          <text:p text:style-name="P4"><text:span text:style-name="T3"/></text:p>
          <text:p text:style-name="P4"><text:span text:style-name="T3"/></text:p>
          <text:p text:style-name="P4"><text:span text:style-name="T3"/></text:p>
        </draw:connector>
        <draw:connector draw:style-name="gr5" draw:text-style-name="P5" draw:layer="layout" draw:type="line" svg:x1="4.556cm" svg:y1="13.318cm" svg:x2="6.949cm" svg:y2="13.331cm" draw:start-shape="id1" draw:start-glue-point="5" draw:end-shape="id3" svg:d="M4556 13318l2393 13" svg:viewBox="0 0 2394 14">
          <text:p text:style-name="P4"><text:span text:style-name="T2">So</text:span><text:span text:style-name="T2">ftw</text:span><text:span text:style-name="T2">are</text:span></text:p>
          <text:p text:style-name="P4"><text:span text:style-name="T2">Int</text:span><text:span text:style-name="T2">erc</text:span><text:span text:style-name="T2">on</text:span><text:span text:style-name="T2">ne</text:span><text:span text:style-name="T2">ct</text:span></text:p>
          <text:p text:style-name="P4"><text:span text:style-name="T3"/></text:p>
          <text:p text:style-name="P4"><text:span text:style-name="T3"/></text:p>
          <text:p text:style-name="P4"><text:span text:style-name="T3"/></text:p>
        </draw:connector>
        <draw:connector draw:style-name="gr5" draw:text-style-name="P5" draw:layer="layout" draw:type="line" svg:x1="10.365cm" svg:y1="8.418cm" svg:x2="12.696cm" svg:y2="8.419cm" draw:start-shape="id2" draw:start-glue-point="1" draw:end-shape="id4" draw:end-glue-point="5" svg:d="M10365 8418l2331 1" svg:viewBox="0 0 2332 2">
          <text:p text:style-name="P4"><text:span text:style-name="T2">USB</text:span></text:p>
          <text:p text:style-name="P4"><text:span text:style-name="T2">Serial</text:span></text:p>
          <text:p text:style-name="P4"><text:span text:style-name="T3"/></text:p>
          <text:p text:style-name="P4"><text:span text:style-name="T3"/></text:p>
          <text:p text:style-name="P4"><text:span text:style-name="T3"/></text:p>
        </draw:connector>
        <draw:connector draw:style-name="gr5" draw:text-style-name="P5" draw:layer="layout" draw:type="line" svg:x1="10.365cm" svg:y1="13.331cm" svg:x2="12.696cm" svg:y2="13.33cm" draw:start-shape="id3" draw:start-glue-point="1" draw:end-shape="id4" draw:end-glue-point="4" svg:d="M10365 13331l2331-1" svg:viewBox="0 0 2332 2">
          <text:p text:style-name="P4"><text:span text:style-name="T2">USB</text:span></text:p>
          <text:p text:style-name="P4"><text:span text:style-name="T2">Serial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</draw:connector>
        <draw:connector draw:style-name="gr5" draw:text-style-name="P5" draw:layer="layout" draw:type="line" svg:x1="16.215cm" svg:y1="13.445cm" svg:x2="18.009cm" svg:y2="13.467cm" draw:start-shape="id4" draw:start-glue-point="7" draw:end-shape="id5" draw:end-glue-point="3" svg:d="M16215 13445l1794 22" svg:viewBox="0 0 1795 23">
          <text:p text:style-name="P6"><text:span text:style-name="T2">GPIO</text:span></text:p>
          <text:p text:style-name="P6"><text:span text:style-name="T3"/></text:p>
          <text:p text:style-name="P6"><text:span text:style-name="T3"/></text:p>
        </draw:connector>
        <draw:connector draw:style-name="gr5" draw:text-style-name="P5" draw:layer="layout" draw:type="line" svg:x1="16.215cm" svg:y1="8.367cm" svg:x2="18.009cm" svg:y2="8.373cm" draw:start-shape="id4" draw:start-glue-point="6" draw:end-shape="id6" draw:end-glue-point="3" svg:d="M16215 8367l1794 6" svg:viewBox="0 0 1795 7">
          <text:p text:style-name="P4"><text:span text:style-name="T2">GPIO</text:span></text:p>
          <text:p text:style-name="P4"><text:span text:style-name="T3"/></text:p>
          <text:p text:style-name="P4"><text:span text:style-name="T3"/></text:p>
          <text:p text:style-name="P4"><text:span text:style-name="T3"/></text:p>
        </draw:connector>
        <draw:connector draw:style-name="gr5" draw:text-style-name="P5" draw:layer="layout" draw:type="line" svg:x1="21.426cm" svg:y1="8.373cm" svg:x2="23.47cm" svg:y2="8.373cm" draw:start-shape="id6" draw:start-glue-point="1" draw:end-shape="id7" draw:end-glue-point="3" svg:d="M21426 8373h2044" svg:viewBox="0 0 2045 1">
          <text:p text:style-name="P4"><text:span text:style-name="T2">Ana</text:span><text:span text:style-name="T2">log</text:span></text:p>
          <text:p text:style-name="P4"><text:span text:style-name="T3"/></text:p>
          <text:p text:style-name="P4"><text:span text:style-name="T3"/></text:p>
          <text:p text:style-name="P4"><text:span text:style-name="T3"/></text:p>
        </draw:connector>
        <draw:connector draw:style-name="gr5" draw:text-style-name="P5" draw:layer="layout" draw:type="line" svg:x1="21.426cm" svg:y1="13.467cm" svg:x2="23.47cm" svg:y2="13.467cm" draw:start-shape="id5" draw:start-glue-point="1" draw:end-shape="id8" draw:end-glue-point="3" svg:d="M21426 13467h2044" svg:viewBox="0 0 2045 1">
          <text:p text:style-name="P4"><text:span text:style-name="T2">Analog</text:span></text:p>
          <text:p text:style-name="P4"><text:span text:style-name="T3"/></text:p>
          <text:p text:style-name="P4"><text:span text:style-name="T3"/></text:p>
          <text:p text:style-name="P4"><text:span text:style-name="T3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20:24:13.086574326</meta:creation-date>
    <dc:date>2019-03-25T20:35:15.396359089</dc:date>
    <meta:editing-duration>PT11M3S</meta:editing-duration>
    <meta:editing-cycles>4</meta:editing-cycles>
    <meta:generator>LibreOffice/6.0.7.3$Linux_X86_64 LibreOffice_project/00m0$Build-3</meta:generator>
    <meta:document-statistic meta:object-count="16"/>
  </office:meta>
</office:document-meta>
</file>